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color="#000000" loext:opacity="100%" style:font-name="Arial" fo:font-size="11pt" fo:font-weight="bold" officeooo:paragraph-rsid="0011c90f" style:font-name-asian="Times New Roman" style:font-size-asian="11pt" style:language-asian="es" style:country-asian="ES" style:font-weight-asian="bold" style:font-name-complex="Arial2" style:font-size-complex="11pt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color="#000000" loext:opacity="100%" style:font-name="Arial" fo:font-size="11pt" fo:font-weight="bold" officeooo:paragraph-rsid="00176173" style:font-name-asian="Times New Roman" style:font-size-asian="11pt" style:language-asian="es" style:country-asian="ES" style:font-weight-asian="bold" style:font-name-complex="Arial2" style:font-size-complex="11pt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fo:color="#000000" loext:opacity="100%" style:font-name="Arial" fo:font-size="11pt" fo:font-weight="bold" officeooo:rsid="0011c90f" officeooo:paragraph-rsid="0011c90f" style:font-name-asian="Times New Roman" style:font-size-asian="11pt" style:language-asian="es" style:country-asian="ES" style:font-weight-asian="bold" style:font-name-complex="Arial2" style:font-size-complex="11pt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color="#000000" loext:opacity="100%" style:font-name="Arial" fo:font-size="11pt" fo:font-weight="normal" officeooo:rsid="0011c90f" officeooo:paragraph-rsid="0011c90f" style:font-name-asian="Times New Roman" style:font-size-asian="11pt" style:language-asian="es" style:country-asian="ES" style:font-weight-asian="normal" style:font-name-complex="Arial2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font-weight="normal" officeooo:rsid="0011c90f" officeooo:paragraph-rsid="00176173" style:font-name-asian="Times New Roman" style:font-size-asian="11pt" style:language-asian="es" style:country-asian="ES" style:font-weight-asian="normal" style:font-name-complex="Arial2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rial" fo:font-size="11pt" fo:font-weight="normal" officeooo:rsid="0011c90f" officeooo:paragraph-rsid="0011c90f" style:font-name-asian="Times New Roman" style:font-size-asian="11pt" style:language-asian="es" style:country-asian="ES" style:font-weight-asian="normal" style:font-name-complex="Arial2" style:font-size-complex="11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font-weight="normal" officeooo:rsid="00185082" officeooo:paragraph-rsid="00185082" style:font-name-asian="Times New Roman" style:font-size-asian="11pt" style:language-asian="es" style:country-asian="ES" style:font-weight-asian="normal" style:font-name-complex="Arial2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fo:color="#000000" loext:opacity="100%" style:font-name="Arial" fo:font-size="11pt" officeooo:paragraph-rsid="00176173" style:font-name-asian="Times New Roman" style:font-size-asian="11pt" style:language-asian="es" style:country-asian="ES" style:font-name-complex="Arial2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paragraph-rsid="0011c90f" style:font-weight-asian="normal" style:font-name-complex="Arial2" style:font-weight-complex="normal"/>
    </style:style>
    <style:style style:name="P10" style:family="paragraph" style:parent-style-name="ListaEsquemaPD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font-name="Arial" fo:font-size="11pt" fo:font-weight="normal" officeooo:rsid="0011c90f" officeooo:paragraph-rsid="001b80e1" style:font-name-asian="Times New Roman" style:font-size-asian="11pt" style:language-asian="es" style:country-asian="ES" style:font-weight-asian="normal" style:font-name-complex="Arial2" style:font-size-complex="11pt" style:font-weight-complex="normal"/>
    </style:style>
    <style:style style:name="P11" style:family="paragraph" style:parent-style-name="ListaEsquemaPD">
      <style:text-properties officeooo:paragraph-rsid="001b80e1"/>
    </style:style>
    <style:style style:name="P12" style:family="paragraph" style:parent-style-name="Standard" style:list-style-name="L1">
      <style:paragraph-properties fo:orphans="0" fo:widows="0"/>
      <style:text-properties style:font-name="Arial" officeooo:paragraph-rsid="00185082" style:font-name-asian="Calibri" style:font-name-complex="Arial2"/>
    </style:style>
    <style:style style:name="P13" style:family="paragraph" style:parent-style-name="Standard" style:list-style-name="L1">
      <style:paragraph-properties fo:line-height="100%" fo:orphans="0" fo:widows="0"/>
      <style:text-properties style:font-name="Arial" officeooo:paragraph-rsid="00185082" style:font-name-asian="Calibri" style:font-name-complex="Arial2"/>
    </style:style>
    <style:style style:name="P14" style:family="paragraph" style:parent-style-name="Standard" style:list-style-name="L1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font-name="Arial" fo:font-size="11pt" fo:font-weight="normal" officeooo:rsid="0011c90f" officeooo:paragraph-rsid="00185082" style:font-name-asian="Times New Roman" style:font-size-asian="11pt" style:language-asian="es" style:country-asian="ES" style:font-weight-asian="normal" style:font-name-complex="Arial2" style:font-size-complex="11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font-name="Arial" fo:font-size="11pt" fo:font-weight="normal" officeooo:rsid="0011c90f" officeooo:paragraph-rsid="00185082" style:font-name-asian="Times New Roman" style:font-size-asian="11pt" style:language-asian="es" style:country-asian="ES" style:font-weight-asian="normal" style:font-name-complex="Arial2" style:font-size-complex="11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2pt" fo:font-weight="bold" officeooo:paragraph-rsid="001b80e1" style:font-size-asian="12pt" style:font-weight-asian="bold" style:font-name-complex="Arial2" style:font-size-complex="12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2pt" officeooo:paragraph-rsid="001b80e1" style:font-size-asian="12pt" style:font-name-complex="Arial2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d872"/>
    </style:style>
    <style:style style:name="T3" style:family="text">
      <style:text-properties style:font-name-asian="Calibri"/>
    </style:style>
    <style:style style:name="T4" style:family="text">
      <style:text-properties officeooo:rsid="001d225f" style:font-name-asian="Calibri"/>
    </style:style>
    <style:style style:name="T5" style:family="text">
      <style:text-properties officeooo:rsid="001d225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Objetivos</text:p>
      <text:p text:style-name="P3"/>
      <text:p text:style-name="P9">b) Identificar las necesidades de seguridad analizando vulnerabilidades y verificando el plan preestablecido para aplicar técnicas y procedimientos relacionados con la seguridad en el sistema. </text:p>
      <text:p text:style-name="P9">e) Seleccionar y emplear lenguajes, herramientas y librerías, interpretando las especificaciones para desarrollar aplicaciones multiplataforma con acceso a bases de datos. </text:p>
      <text:p text:style-name="P9">i) Seleccionar y emplear técnicas, motores y entornos de desarrollo, evaluando sus posibilidades, para participar en el desarrollo de juegos y aplicaciones en el ámbito del entretenimiento.</text:p>
      <text:p text:style-name="P9">j) Seleccionar y emplear técnicas, lenguajes y entornos de desarrollo, evaluando sus posibilidades, para desarrollar aplicaciones en teléfonos, PDA y otros dispositivos móviles. </text:p>
      <text:p text:style-name="P9">l) Valorar y emplear herramientas específicas, atendiendo a la estructura de los contenidos, para crear tutoriales, manuales de usuario y otros documentos asociados a una aplicación. </text:p>
      <text:p text:style-name="P9">n) Analizar y aplicar técnicas y librerías específicas, simulando diferentes escenarios, para desarrollar aplicaciones capaces de ofrecer servicios en red. </text:p>
      <text:p text:style-name="P4">ñ) Analizar y aplicar técnicas y librerías de programación, evaluando su funcionalidad para desarrollar aplicaciones multiproceso y multihilo. </text:p>
      <text:p text:style-name="P4"/>
      <text:p text:style-name="P4"/>
      <text:p text:style-name="P4"><text:span text:style-name="T1">Competencias</text:span>:</text:p>
      <text:p text:style-name="P4"/>
      <text:p text:style-name="P9">b) Aplicar técnicas y procedimientos relacionados con la seguridad en sistemas, servicios y aplicaciones, cumpliendo el plan de seguridad. </text:p>
      <text:p text:style-name="P9">e) Desarrollar aplicaciones multiplataforma con acceso a bases de datos utilizando lenguajes, librerías y herramientas adecuados a las especificaciones.</text:p>
      <text:p text:style-name="P9">i) Participar en el desarrollo de juegos y aplicaciones en el ámbito del entretenimiento y la educación empleando técnicas, motores y entornos de desarrollo específicos. </text:p>
      <text:p text:style-name="P9">j) Desarrollar aplicaciones para teléfonos, PDA y otros dispositivos móviles empleando técnicas y entornos de desarrollo específicos. </text:p>
      <text:p text:style-name="P9">l) Crear tutoriales, manuales de usuario, de instalación, de configuración y de administración, empleando herramientas específicas. </text:p>
      <text:p text:style-name="P9">n) Desarrollar aplicaciones multiproceso y multihilo empleando librerías y técnicas de programación específicas. </text:p>
      <text:p text:style-name="P9">ñ) Desarrollar aplicaciones capaces de ofrecer servicios en red empleando mecanismos de comunicación. </text:p>
      <text:p text:style-name="P9">t) Establecer vías eficaces de relación profesional y comunicación con sus superiores, compañeros y subordinados, respetando la autonomía y competencias de las distintas personas.</text:p>
      <text:p text:style-name="P9">w) Mantener el espíritu de innovación y actualización en el ámbito de su trabajo para adaptarse a los cambios tecnológicos y organizativos de su entorno profesional. </text:p>
      <text:p text:style-name="P6"/>
      <text:p text:style-name="P6"/>
      <text:p text:style-name="P2">RA1: <text:s/>Desarrolla aplicaciones compuestas por varios procesos reconociendo y aplicando principios de programación paralela.</text:p>
      <text:p text:style-name="P8">Criterios de evaluación:</text:p>
      <text:p text:style-name="P8">a) Se han reconocido las características de la programación concurrente y sus ámbitos de aplicación.</text:p>
      <text:p text:style-name="P8">b) Se han identificado las diferencias entre programación paralela y programación distribuida, sus ventajas e inconvenientes.</text:p>
      <text:p text:style-name="P8"><text:soft-page-break/>c) Se han analizado las características de los procesos y de su ejecución por el sistema operativo.</text:p>
      <text:p text:style-name="P8">d) Se han caracterizado los hilos de ejecución y descrito su relación con los procesos.</text:p>
      <text:p text:style-name="P8">e) Se han utilizado clases para programar aplicaciones que crean subprocesos.</text:p>
      <text:p text:style-name="P8">f) Se han utilizado mecanismos para sincronizar y obtener el valor devuelto por los subprocesos iniciados.</text:p>
      <text:p text:style-name="P8">g) Se han desarrollado aplicaciones que gestionen y utilicen procesos para la ejecución de varias tareas en paralelo.</text:p>
      <text:p text:style-name="P8">h) Se han depurado y documentado las aplicaciones desarrolladas.</text:p>
      <text:p text:style-name="P2"><text:span text:style-name="T2">RA</text:span>2. Desarrolla aplicaciones compuestas por varios hilos de ejecución analizando y aplicando librerías específicas del lenguaje de programación.</text:p>
      <text:p text:style-name="P8">Criterios de evaluación:</text:p>
      <text:p text:style-name="P8">a) Se han identificado situaciones en las que resulte útil la utilización de varios hilos en un programa.</text:p>
      <text:p text:style-name="P8">b) Se han reconocido los mecanismos para crear, iniciar y finalizar hilos.</text:p>
      <text:p text:style-name="P8">c) Se han programado aplicaciones que implementen varios hilos.</text:p>
      <text:p text:style-name="P8">d) Se han identificado los posibles estados de ejecución de un hilo y programado aplicaciones que los gestionen.</text:p>
      <text:p text:style-name="P8">e) Se han utilizado mecanismos para compartir información entre varios hilos de un mismo proceso.</text:p>
      <text:p text:style-name="P8">f) Se han desarrollado programas formados por varios hilos sincronizados mediante técnicas específicas.</text:p>
      <text:p text:style-name="P8">g) Se ha establecido y controlado la prioridad de cada uno de los hilos de ejecución.</text:p>
      <text:p text:style-name="P8">h) Se han depurado y documentado los programas desarrollados.</text:p>
      <text:p text:style-name="P2"><text:span text:style-name="T2">RA</text:span>3. Programa mecanismos de comunicación en red empleando sockets y analizando el escenario de ejecución.</text:p>
      <text:p text:style-name="P8">Criterios de evaluación:</text:p>
      <text:p text:style-name="P8">a) Se han identificado escenarios que precisan establecer comunicación en red entre varias aplicaciones.</text:p>
      <text:p text:style-name="P8">b) Se han identificado los roles de cliente y de servidor y sus funciones asociadas.</text:p>
      <text:p text:style-name="P8">c) Se han reconocido librerías y mecanismos del lenguaje de programación que permiten programar aplicaciones en red.</text:p>
      <text:p text:style-name="P8">d) Se ha analizado el concepto de socket, sus tipos y características.</text:p>
      <text:p text:style-name="P8">e) Se han utilizado sockets para programar una aplicación cliente que se comunique con un servidor.</text:p>
      <text:p text:style-name="P8">f) Se ha desarrollado una aplicación servidor en red y verificado su funcionamiento.</text:p>
      <text:p text:style-name="P8">g) Se han desarrollado aplicaciones que utilizan sockets para intercambiar información.</text:p>
      <text:p text:style-name="P8">h) Se han utilizado hilos para implementar los procedimientos de las aplicaciones relativos a la comunicación en red.</text:p>
      <text:p text:style-name="P2"><text:span text:style-name="T2">RA</text:span>4. Desarrolla aplicaciones que ofrecen servicios en red, utilizando librerías de clases y aplicando criterios de eficiencia y disponibilidad.</text:p>
      <text:p text:style-name="P8">Criterios de evaluación:</text:p>
      <text:p text:style-name="P8">a) Se han analizado librerías que permitan implementar protocolos estándar de comunicación en red.</text:p>
      <text:p text:style-name="P8">b) Se han programado clientes de protocolos estándar de comunicaciones y verificado su funcionamiento.</text:p>
      <text:p text:style-name="P8">c) Se han desarrollado y probado servicios de comunicación en red.</text:p>
      <text:p text:style-name="P8">d) Se han analizado los requerimientos necesarios para crear servicios capaces de gestionar varios clientes concurrentes.</text:p>
      <text:p text:style-name="P8">e) Se han incorporado mecanismos para posibilitar la comunicación simultánea de varios clientes con el servicio.</text:p>
      <text:p text:style-name="P8">f) Se ha verificado la disponibilidad del servicio.</text:p>
      <text:p text:style-name="P8">g) Se han depurado y documentado las aplicaciones desarrolladas.</text:p>
      <text:p text:style-name="P2"><text:span text:style-name="T2">RA</text:span>5. Protege las aplicaciones y los datos definiendo y aplicando criterios de seguridad en el acceso, almacenamiento y transmisión de la información.</text:p>
      <text:p text:style-name="P8">Criterios de evaluación:</text:p>
      <text:p text:style-name="P8">a) Se han identificado y aplicado principios y prácticas de programación segura.</text:p>
      <text:p text:style-name="P8">b) Se han analizado las principales técnicas y prácticas criptográficas.</text:p>
      <text:p text:style-name="P8"><text:soft-page-break/>c) Se han definido e implantado políticas de seguridad para limitar y controlar el acceso de los usuarios a las aplicaciones desarrolladas.</text:p>
      <text:p text:style-name="P8">d) Se han utilizado esquemas de seguridad basados en roles.</text:p>
      <text:p text:style-name="P8">e) Se han empleado algoritmos criptográficos para proteger el acceso a la información almacenada.</text:p>
      <text:p text:style-name="P8">f) Se han identificado métodos para asegurar la información transmitida.</text:p>
      <text:p text:style-name="P8">g) Se han desarrollado aplicaciones que utilicen sockets seguros para la transmisión de información.</text:p>
      <text:p text:style-name="P5">h) Se han depurado y documentado las aplicaciones desarrolladas.</text:p>
      <text:p text:style-name="P5"/>
      <text:p text:style-name="P5"/>
      <text:p text:style-name="P5"/>
      <text:p text:style-name="P7">Unidades</text:p>
      <text:list xml:id="list975198455" text:style-name="L1">
        <text:list-item>
          <text:p text:style-name="P12">U<text:span text:style-name="T5">D</text:span> 1. Programación multiproceso.</text:p>
        </text:list-item>
        <text:list-item>
          <text:p text:style-name="P12">U<text:span text:style-name="T5">D</text:span> 2. Programación multihilo.</text:p>
        </text:list-item>
        <text:list-item>
          <text:p text:style-name="P13">U<text:span text:style-name="T5">D</text:span> 3. Programación de comunicaciones en red.</text:p>
        </text:list-item>
        <text:list-item>
          <text:p text:style-name="P12">U<text:span text:style-name="T5">D</text:span> 4. Generación de servicios en red</text:p>
        </text:list-item>
        <text:list-item>
          <text:p text:style-name="P14"><text:span text:style-name="T3">U</text:span><text:span text:style-name="T4">D</text:span><text:span text:style-name="T3"> 5. Técnicas de programación seguras.</text:span></text:p>
        </text:list-item>
      </text:list>
      <text:p text:style-name="P15"><text:span text:style-name="T3"/></text:p>
      <text:p text:style-name="P16"><text:span text:style-name="T5">Bloque 1: </text:span>Programación multiproceso</text:p>
      <text:list xml:id="list1770308803" text:style-name="WW8Num66">
        <text:list-item>
          <text:p text:style-name="P11">Ejecutables. Procesos. Servicios.</text:p>
        </text:list-item>
        <text:list-item>
          <text:p text:style-name="P11">Estados de un proceso.</text:p>
        </text:list-item>
        <text:list-item>
          <text:p text:style-name="P11">Planificación de procesos por el sistema operativo.</text:p>
        </text:list-item>
        <text:list-item>
          <text:p text:style-name="P11">Hilos.</text:p>
        </text:list-item>
        <text:list-item>
          <text:p text:style-name="P11">Programación concurrente.</text:p>
        </text:list-item>
        <text:list-item>
          <text:p text:style-name="P11">Programación paralela y distribuida.</text:p>
        </text:list-item>
        <text:list-item>
          <text:p text:style-name="P11">Creación de procesos.</text:p>
        </text:list-item>
        <text:list-item>
          <text:p text:style-name="P11">Comunicación entre procesos.</text:p>
        </text:list-item>
        <text:list-item>
          <text:p text:style-name="P11">Gestión de procesos.</text:p>
        </text:list-item>
        <text:list-item>
          <text:p text:style-name="P11">Comandos para la gestión de procesos en sistemas libres y propietarios.</text:p>
        </text:list-item>
        <text:list-item>
          <text:p text:style-name="P11">Herramientas gráficas para la gestión de procesos en sistemas libres y propietarios.</text:p>
        </text:list-item>
        <text:list-item>
          <text:p text:style-name="P11">Sincronización entre procesos.</text:p>
        </text:list-item>
        <text:list-item>
          <text:p text:style-name="P11">Programación de aplicaciones multiproceso.</text:p>
        </text:list-item>
        <text:list-item>
          <text:p text:style-name="P11">Documentación.</text:p>
        </text:list-item>
        <text:list-item>
          <text:p text:style-name="P11">Depuración.</text:p>
        </text:list-item>
      </text:list>
      <text:p text:style-name="P17"/>
      <text:p text:style-name="P16"><text:span text:style-name="T5">Bloque 2: </text:span>Programación multihilo</text:p>
      <text:list xml:id="list102205094437844" text:continue-numbering="true" text:style-name="WW8Num66">
        <text:list-item>
          <text:p text:style-name="P11">Recursos compartidos por los hilos.</text:p>
        </text:list-item>
        <text:list-item>
          <text:p text:style-name="P11">Estados de un hilo. Cambios de estado.</text:p>
        </text:list-item>
        <text:list-item>
          <text:p text:style-name="P11">Elementos relacionados con la programación de hilos. Librerías</text:p>
        </text:list-item>
        <text:list-item>
          <text:p text:style-name="P11">y clases.</text:p>
        </text:list-item>
        <text:list-item>
          <text:p text:style-name="P11">Gestión de hilos.</text:p>
        </text:list-item>
        <text:list-item>
          <text:p text:style-name="P11">Creación, inicio y finalización.</text:p>
        </text:list-item>
        <text:list-item>
          <text:p text:style-name="P11">Sincronización de hilos.</text:p>
        </text:list-item>
        <text:list-item>
          <text:p text:style-name="P11">Información entre hilos. Intercambio</text:p>
        </text:list-item>
        <text:list-item>
          <text:p text:style-name="P11">Prioridades de los hilos.</text:p>
        </text:list-item>
        <text:list-item>
          <text:p text:style-name="P11">Gestión de prioridades.</text:p>
        </text:list-item>
        <text:list-item>
          <text:p text:style-name="P11">Programación de aplicaciones multihilo.</text:p>
        </text:list-item>
        <text:list-item>
          <text:p text:style-name="P11">Documentación.</text:p>
        </text:list-item>
        <text:list-item>
          <text:p text:style-name="P11">Depuración.</text:p>
        </text:list-item>
      </text:list>
      <text:p text:style-name="P17"/>
      <text:p text:style-name="P16"><text:span text:style-name="T5">Bloque 3: </text:span>Programación de comunicaciones en red</text:p>
      <text:list xml:id="list102206317103557" text:continue-numbering="true" text:style-name="WW8Num66">
        <text:list-item>
          <text:p text:style-name="P11">Protocolos de comunicaciones.</text:p>
        </text:list-item>
        <text:list-item>
          <text:p text:style-name="P11"><text:soft-page-break/>Comunicación entre aplicaciones.</text:p>
        </text:list-item>
        <text:list-item>
          <text:p text:style-name="P11">Roles cliente y servidor.</text:p>
        </text:list-item>
        <text:list-item>
          <text:p text:style-name="P11">Elementos de programación de aplicaciones en red. Librerías. </text:p>
        </text:list-item>
        <text:list-item>
          <text:p text:style-name="P11">Funciones y objetos de las librerías.</text:p>
        </text:list-item>
        <text:list-item>
          <text:p text:style-name="P11">Sockets.</text:p>
        </text:list-item>
        <text:list-item>
          <text:p text:style-name="P11">Tipos de sockets. Características.</text:p>
        </text:list-item>
        <text:list-item>
          <text:p text:style-name="P11">Puertos de comunicaciones.</text:p>
        </text:list-item>
        <text:list-item>
          <text:p text:style-name="P11">Creación de sockets.</text:p>
        </text:list-item>
        <text:list-item>
          <text:p text:style-name="P11">Enlazado y establecimiento de conexiones.</text:p>
        </text:list-item>
        <text:list-item>
          <text:p text:style-name="P11">Utilización de sockets para la transmisión y recepción de información.</text:p>
        </text:list-item>
        <text:list-item>
          <text:p text:style-name="P11">Programación de aplicaciones cliente y servidor.</text:p>
        </text:list-item>
        <text:list-item>
          <text:p text:style-name="P11">Optimización de sockets.</text:p>
        </text:list-item>
        <text:list-item>
          <text:p text:style-name="P11">Utilización de hilos en la programación de aplicaciones en red.</text:p>
        </text:list-item>
        <text:list-item>
          <text:p text:style-name="P11">Depuración.</text:p>
        </text:list-item>
        <text:list-item>
          <text:p text:style-name="P11">Monitorización de tiempos de respuesta.</text:p>
        </text:list-item>
      </text:list>
      <text:p text:style-name="P17"/>
      <text:p text:style-name="P16"><text:span text:style-name="T5">Bloque 4: </text:span>Generación de servicios en red</text:p>
      <text:list xml:id="list102207153028228" text:continue-numbering="true" text:style-name="WW8Num66">
        <text:list-item>
          <text:p text:style-name="P11">Protocolos estándar de comunicación en red a nivel de aplicación (telnet, ftp, http, pop3, smtp, entre otros).</text:p>
        </text:list-item>
        <text:list-item>
          <text:p text:style-name="P11">Librerías de clases y componentes.</text:p>
        </text:list-item>
        <text:list-item>
          <text:p text:style-name="P11">Funciones y objetos de las librerías.</text:p>
        </text:list-item>
        <text:list-item>
          <text:p text:style-name="P11">Utilización de objetos predefinidos.</text:p>
        </text:list-item>
        <text:list-item>
          <text:p text:style-name="P11">Establecimiento y finalización de conexiones.</text:p>
        </text:list-item>
        <text:list-item>
          <text:p text:style-name="P11">Transmisión de información.</text:p>
        </text:list-item>
        <text:list-item>
          <text:p text:style-name="P11">Programación de aplicaciones cliente.</text:p>
        </text:list-item>
        <text:list-item>
          <text:p text:style-name="P11">Programación de servidores.</text:p>
        </text:list-item>
        <text:list-item>
          <text:p text:style-name="P11">Implementación de comunicaciones simultáneas.</text:p>
        </text:list-item>
        <text:list-item>
          <text:p text:style-name="P11">Documentación.</text:p>
        </text:list-item>
        <text:list-item>
          <text:p text:style-name="P11">Depuración.</text:p>
        </text:list-item>
        <text:list-item>
          <text:p text:style-name="P11">Monitorización de tiempos de respuesta.</text:p>
        </text:list-item>
      </text:list>
      <text:p text:style-name="P17"/>
      <text:p text:style-name="P16"><text:span text:style-name="T5">Bloque 5: </text:span>Utilización de técnicas de programación segura</text:p>
      <text:list xml:id="list102205548061429" text:continue-numbering="true" text:style-name="WW8Num66">
        <text:list-item>
          <text:p text:style-name="P11">Prácticas de programación segura.</text:p>
        </text:list-item>
        <text:list-item>
          <text:p text:style-name="P11">Control de accesos.</text:p>
        </text:list-item>
        <text:list-item>
          <text:p text:style-name="P11">Limitación de privilegios.</text:p>
        </text:list-item>
        <text:list-item>
          <text:p text:style-name="P11">Validación de entradas.</text:p>
        </text:list-item>
        <text:list-item>
          <text:p text:style-name="P11">Criptografía de clave pública y clave privada.</text:p>
        </text:list-item>
        <text:list-item>
          <text:p text:style-name="P11">Principios criptográficos</text:p>
        </text:list-item>
        <text:list-item>
          <text:p text:style-name="P11">Principales aplicaciones de la criptografía.</text:p>
        </text:list-item>
        <text:list-item>
          <text:p text:style-name="P11">Protocolos criptográficos.</text:p>
        </text:list-item>
        <text:list-item>
          <text:p text:style-name="P11">Política de seguridad.</text:p>
        </text:list-item>
        <text:list-item>
          <text:p text:style-name="P11">Usuarios y roles.</text:p>
        </text:list-item>
        <text:list-item>
          <text:p text:style-name="P11">Programación de mecanismos de control de acceso.</text:p>
        </text:list-item>
        <text:list-item>
          <text:p text:style-name="P11">Encriptación de información.</text:p>
        </text:list-item>
        <text:list-item>
          <text:p text:style-name="P11">Protocolos seguros de comunicaciones.</text:p>
        </text:list-item>
        <text:list-item>
          <text:p text:style-name="P11">Sockets seguros.</text:p>
        </text:list-item>
        <text:list-item>
          <text:p text:style-name="P11">Programación de aplicaciones con comunicaciones seguras.</text:p>
        </text:list-item>
        <text:list-item>
          <text:p text:style-name="P10"><text:span text:style-name="T3">Prueba y depuración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aEsquemaPD" style:family="paragraph" style:parent-style-name="Standard" style:list-style-name="WW8Num66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6">
      <text:list-level-style-bullet text:level="1" loext:num-list-format="%1%" text:bullet-char="▪">
        <style:list-level-properties text:list-level-position-and-space-mode="label-alignment">
          <style:list-level-label-alignment text:label-followed-by="space" fo:text-indent="-0.302cm" fo:margin-left="0.801cm"/>
        </style:list-level-properties>
        <style:text-properties style:font-name="Arial1"/>
      </text:list-level-style-bullet>
      <text:list-level-style-bullet text:level="2" loext:num-list-format="%2%" text:bullet-char="▫">
        <style:list-level-properties text:list-level-position-and-space-mode="label-alignment">
          <style:list-level-label-alignment text:label-followed-by="space" fo:text-indent="-0.3cm" fo:margin-left="1.3cm"/>
        </style:list-level-properties>
        <style:text-properties style:font-name="Arial1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Arial1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fr" number:country="FR" number:title="Défini par l'utilisateur">
      <number:month number:style="long" number:textual="true"/>
      <number:text> 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1:20:21.678000000</meta:creation-date>
    <meta:editing-duration>PT2H47M23S</meta:editing-duration>
    <meta:editing-cycles>4</meta:editing-cycles>
    <meta:generator>LibreOffice/7.2.0.4$Windows_X86_64 LibreOffice_project/9a9c6381e3f7a62afc1329bd359cc48accb6435b</meta:generator>
    <dc:date>2021-09-16T10:22:04.683000000</dc:date>
    <meta:document-statistic meta:table-count="0" meta:image-count="0" meta:object-count="0" meta:page-count="4" meta:paragraph-count="150" meta:word-count="1409" meta:character-count="9689" meta:non-whitespace-character-count="8492"/>
  </office:meta>
</office:document-meta>
</file>